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mpty" table:style-name="ta1">
        <table:table-column table:style-name="co1" table:default-cell-style-name="Default"/>
        <table:table-row table:style-name="ro1">
          <table:table-cell/>
        </table:table-row>
      </table:table>
      <table:table table:name="Chart" table:style-name="ta1">
        <table:shapes>
          <draw:frame draw:z-index="0" draw:style-name="gr1" draw:text-style-name="P1" svg:width="4.2075in" svg:height="2.4075in" svg:x="0.1433in" svg:y="0.0634in">
            <draw:object draw:notify-on-update-of-ranges="Data.A2:Data.A4 Title.B1:Title.B1 Data.B2:Data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Data" table:style-name="ta1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ruc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float" office:value="30">
            <text:p>30</text:p>
          </table:table-cell>
        </table:table-row>
      </table:table>
      <table:table table:name="Titl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ustom Title</text:p>
          </table:table-cell>
          <table:table-cell office:value-type="string">
            <text:p>Average S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 style:data-style-name="N2" text:time-value="0000-00-00T11:58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1-24T00:50:24</meta:creation-date>
    <dc:date>2013-01-24T12:04:55</dc:date>
    <dc:creator>Kohei Yoshida</dc:creator>
    <meta:editing-duration>P0D</meta:editing-duration>
    <meta:editing-cycles>3</meta:editing-cycles>
    <meta:generator>LibreOffice/4.0.1.0$Linux_X86_64 LibreOffice_project/a6433b4a9c053b7088d52b216c7d7cf8d9cdfcd</meta:generator>
    <meta:document-statistic meta:table-count="4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88cm" svg:height="6.116cm" xlink:href=".." xlink:type="simple" chart:class="chart:bar" chart:style-name="ch1">
        <chart:legend chart:legend-position="bottom" svg:x="3.96cm" svg:y="5.333cm" style:legend-expansion="wide" chart:style-name="ch2"/>
        <chart:plot-area chart:style-name="ch3" table:cell-range-address="Data.A2:Data.B4 Title.B1:Title.B1" chart:data-source-has-labels="both" svg:x="0.663cm" svg:y="0.623cm" svg:width="9.599cm" svg:height="4.168cm">
          <chartooo:coordinate-region svg:x="1.284cm" svg:y="0.822cm" svg:width="8.978cm" svg:height="3.322cm"/>
          <chart:axis chart:dimension="x" chart:name="primary-x" chart:style-name="ch4" chartooo:axis-type="auto">
            <chartooo:date-scale/>
            <chart:categories table:cell-range-address="Data.A2:Data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4" chart:label-cell-address="Title.B1:Title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</text:p>
                <draw:g>
                  <svg:desc>Title.B1:Tit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y</text:p>
                <draw:g>
                  <svg:desc>Data.A2:Data.A4</svg:desc>
                </draw:g>
              </table:table-cell>
              <table:table-cell office:value-type="float" office:value="10">
                <text:p>10</text:p>
                <draw:g>
                  <svg:desc>Data.B2:Data.B4</svg:desc>
                </draw:g>
              </table:table-cell>
            </table:table-row>
            <table:table-row>
              <table:table-cell office:value-type="string">
                <text:p>Bruc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harlie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0$Linux_X86_64 LibreOffice_project/a6433b4a9c053b7088d52b216c7d7cf8d9cdfc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